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.261cm"/>
    </style:style>
    <style:style style:name="co4" style:family="table-column">
      <style:table-column-properties fo:break-before="auto" style:column-width="3.6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4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4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4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4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5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5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3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3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3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3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3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1-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1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1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1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9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9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9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9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6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6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6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6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60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60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7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7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7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7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4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4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4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4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9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9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2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3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3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4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4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1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1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1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2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2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2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2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2-5,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2-5,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3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3-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4-2,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4-2,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4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4-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5-3,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5-3,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3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3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5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5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7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8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8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8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8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8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8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9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9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1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1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7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7.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7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6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6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5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5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5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5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1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1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1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1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2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2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2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2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3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3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3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3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4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4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6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6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6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6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5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5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5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5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8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8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8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8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9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9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3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7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7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7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1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3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3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3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3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5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5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6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6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3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3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3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3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6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6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7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7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7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7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6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6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9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9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9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9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0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0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0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0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0-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0-4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0-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0-4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7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7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3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3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3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3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7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7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7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721.svg</text:p>
          </table:table-cell>
          <table:table-cell office:value-type="string" calcext:value-type="string">
            <text:p>"~</text:p>
          </table:table-cell>
        </table:table-row>
      </table:table>
      <table:table table:name="taginfo_2023" table:style-name="ta1">
        <table:table-column table:style-name="co1" table:number-columns-repeated="6" table:default-cell-style-name="Default"/>
        <table:table-column table:style-name="co3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4" table:default-cell-style-name="ce1"/>
        <table:table-column table:style-name="co1" table:default-cell-style-name="Default"/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B1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1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B1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1b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B2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B2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b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B2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c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B2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d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B2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e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com:s8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com_s86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ID4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ID4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1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ID4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2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ID4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3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ID4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4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ID4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5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LOC5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LOC5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LOC5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LOC512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2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LOC5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2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LOC5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3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LOC5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4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LOC5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41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LOC5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5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1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21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21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b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21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c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24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24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b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24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c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25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b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25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c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1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41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41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b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41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c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42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42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b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42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c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43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43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b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43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c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44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44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b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44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c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1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53punt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3punt1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53punt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3punt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9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1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OR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3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rada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radar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radar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radar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S2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23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S2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27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S3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3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UR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URB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CAT:URB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URBL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H7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H7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HV1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HV12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0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0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b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0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c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1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1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1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3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3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3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3b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4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4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4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4b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5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5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b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a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a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1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a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a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3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a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a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7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a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2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a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4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a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a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6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a-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7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a-7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7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a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8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a-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9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b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b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1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b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b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3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b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b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7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b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2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b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4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b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b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6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b-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7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b-7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7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b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8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b-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9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7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7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b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8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9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b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c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1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d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20aP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0aP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1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3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4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6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7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8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2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9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1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3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4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4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5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6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7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8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9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9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b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P9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c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1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3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4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6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7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7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7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6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7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8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7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7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2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7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3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7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3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7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4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7-4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4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7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7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5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7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6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7-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6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7-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7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7-7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7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7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8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7-8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8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7-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9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7-9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9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8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0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9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1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3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4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6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1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7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0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0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1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1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4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1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1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6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1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7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2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1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24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1-2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29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1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3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1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3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1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38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1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4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1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5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1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6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1-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6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1-7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7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1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8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1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2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24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2-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7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3-1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3-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3-7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3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4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4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1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4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4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3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4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4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4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4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4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4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4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6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4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7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4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8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4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4-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1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4-4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3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4-4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1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3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4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6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7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8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2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9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1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3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4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6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7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8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9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1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4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4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3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4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4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4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4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6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4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7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4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8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4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9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1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3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4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6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-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9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0-1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1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0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6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0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7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0-8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8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1-1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1-1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1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1-1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2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2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1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3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1-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4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1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5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1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6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1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7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1-8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8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1-9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9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3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4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6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7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8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8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b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8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c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8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d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8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e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0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9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3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1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00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00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b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00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c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00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d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00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e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01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01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b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01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c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03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03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b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03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c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0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4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6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0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7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07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7b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8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0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9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1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2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11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3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11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5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11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6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11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7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11-8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8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11-9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9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3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4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6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7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4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8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01-1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1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0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2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01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3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01-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4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01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5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01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6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01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7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01-8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8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01-9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9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0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3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0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4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05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5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0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3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06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5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06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6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06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7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06-9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9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6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road:beacon:big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oad_beacon_big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00-2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2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00-2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25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00-3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3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00-5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5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1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0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3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0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4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05-10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10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05-2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2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05-3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3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05-4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4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05-5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5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6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0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7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8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0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9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0-10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10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0-2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2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0-3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3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0-5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5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1-1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1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1-10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10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1-2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2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1-2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25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1-3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3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1-5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5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3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4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6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7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8-1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1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8-10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10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8-2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2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8-2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25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8-3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3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8-4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4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8-5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5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8-8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8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9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1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b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1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3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4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6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7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3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4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4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4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4b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5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5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b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5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c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5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d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6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7-5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7-5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7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8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9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1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1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1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21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1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22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2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2:1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2:10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0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2:12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2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2:13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3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2:15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5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2:2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2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2:3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3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2:4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4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2: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5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2:5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5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2:6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6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2:7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7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2:8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8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2:9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9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30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0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32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2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35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5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4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42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2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5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1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3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63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3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6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4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6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66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6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6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6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b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6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c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7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1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8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9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2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1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1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1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1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3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1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4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4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4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4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7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4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1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4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6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6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8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7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73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37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7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4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4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1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4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2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4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3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4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4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4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5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0a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-5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0a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-6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0a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-7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0b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b-6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0b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b-7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b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0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c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0d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-5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0d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-6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0d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-7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0e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-5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0e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-6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0e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-7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1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1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2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2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b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3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3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b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3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c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4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5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6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70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0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7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1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7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72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72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n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72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r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72v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v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7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3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7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74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74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b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7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75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75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n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575v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v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6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6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60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60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b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6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61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61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b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61b:(variant)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b_(variant)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62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62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b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62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c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3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64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4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64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4b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7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7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1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7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2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7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3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7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4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7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5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7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6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7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7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7: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1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7:1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1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7: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2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7: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3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7: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4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7: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5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7: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6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7: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7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7:8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8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7:9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9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00-1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00-10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0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00-13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3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00-1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5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00-15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5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00-1k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km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00-2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2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00-2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25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00-3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3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00-3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35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00-4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4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00-4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45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00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5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00-5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5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00-5k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5km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00-6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6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00-7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7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00-8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8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00-9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9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10-1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1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10-15k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15km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10-1k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1km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10-2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2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10-25k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25km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10-2k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2km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10-3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5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10-3500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500m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10-35k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5km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10-3k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km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10-425k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425km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10-4k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4km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10-5k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5km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2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21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3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40-1000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1000m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40-100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100m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40-150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150m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40-200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200m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40-300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300m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40-50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50m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40-900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900m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1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2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3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60-tow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-tow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60g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g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7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80-bicycl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bicycle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80-bus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bus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80-hgv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hgv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80-truck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truck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9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9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: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1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:1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1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: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2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: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3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: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4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: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5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: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6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: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7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:8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8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8:9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9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9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0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9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1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9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2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9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3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9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4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9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5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9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6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9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7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98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980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l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980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r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99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990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l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S990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r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TC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CA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TCAF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CAF.svg</text:p>
          </table:table-cell>
          <table:table-cell office:value-type="string" calcext:value-type="string">
            <text:p>"~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ES:traffic:sign:di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raffic_sign_dir.svg</text:p>
          </table:table-cell>
          <table:table-cell office:value-type="string" calcext:value-type="string">
            <text:p>"~</text:p>
          </table:table-cell>
        </table:table-row>
        <table:table-row table:style-name="ro2" table:number-rows-repeated="1047698">
          <table:table-cell table:number-columns-repeated="15"/>
        </table:table-row>
        <table:table-row table:style-name="ro1" table:number-rows-repeated="18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ca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ca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 style:data-style-name="N2" text:time-value="19:06:55.332000000"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2-21T22:27:43.489000000</meta:creation-date>
    <dc:date>2023-11-02T19:16:45.733000000</dc:date>
    <meta:editing-duration>PT2H45M27S</meta:editing-duration>
    <meta:editing-cycles>6</meta:editing-cycles>
    <meta:generator>LibreOffice/7.6.2.1$Windows_x86 LibreOffice_project/56f7684011345957bbf33a7ee678afaf4d2ba333</meta:generator>
    <meta:document-statistic meta:table-count="2" meta:cell-count="19944" meta:object-count="0"/>
  </office:meta>
</office:document-meta>
</file>